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byte registers</text:p>
          </table:table-cell>
          <table:table-cell table:style-name="ce1" table:number-columns-repeated="2"/>
          <table:table-cell table:style-name="ce1" office:value-type="string">
            <text:p>float registers</text:p>
          </table:table-cell>
          <table:table-cell table:style-name="ce1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r/w</text:p>
          </table:table-cell>
          <table:table-cell office:value-type="string">
            <text:p>ki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/w</text:p>
          </table:table-cell>
          <table:table-cell office:value-type="string">
            <text:p>kp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6"/>
          <table:table-cell office:value-type="string">
            <text:p>commands: </text:p>
          </table:table-cell>
          <table:table-cell office:value-type="string">
            <text:p>rb reg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7"/>
          <table:table-cell office:value-type="string">
            <text:p>wb reg valu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7"/>
          <table:table-cell office:value-type="string">
            <text:p>rf reg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7"/>
          <table:table-cell office:value-type="string">
            <text:p>wf reg valu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string">
            <text:p>return code:</text:p>
          </table:table-cell>
          <table:table-cell office:value-type="string">
            <text:p>ok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7"/>
          <table:table-cell office:value-type="string">
            <text:p>read onl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number-columns-repeated="7"/>
          <table:table-cell office:value-type="string">
            <text:p>write only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9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u </meta:initial-creator>
    <meta:creation-date>2010-09-19T15:58:46</meta:creation-date>
    <dc:date>2010-09-27T19:54:39</dc:date>
    <dc:creator>mru </dc:creator>
    <meta:editing-duration>PT00H05M28S</meta:editing-duration>
    <meta:editing-cycles>4</meta:editing-cycles>
    <meta:generator>OpenOffice.org/3.2$Linux OpenOffice.org_project/320m12$Build-9483</meta:generator>
    <meta:document-statistic meta:table-count="3" meta:cell-count="34" meta:object-count="0"/>
  </office:meta>
</office:document-meta>
</file>